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3" table:default-cell-style-name="ce2"/>
        <table:table-row table:style-name="ro1"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type de pla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icycle_parking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8" calcext:value-type="float">
            <text:p>8</text:p>
          </table:table-cell>
          <table:table-cell table:formula="of:=[.S2]*[.R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table:formula="of:=[.S3]*[.R3]" office:value-type="float" office:value="12" calcext:value-type="float">
            <text:p>1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table:formula="of:=[.S4]*[.R4]" office:value-type="float" office:value="14" calcext:value-type="float">
            <text:p>1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table:formula="of:=[.S5]*[.R5]" office:value-type="float" office:value="16" calcext:value-type="float">
            <text:p>1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table:formula="of:=[.S6]*[.R6]" office:value-type="float" office:value="18" calcext:value-type="float">
            <text:p>1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2</text:p>
          </table:table-cell>
          <table:table-cell office:value-type="float" office:value="17" calcext:value-type="float">
            <text:p>17</text:p>
          </table:table-cell>
          <table:table-cell table:formula="of:=[.S7]*[.R7]" office:value-type="float" office:value="34" calcext:value-type="float">
            <text:p>3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table:formula="of:=[.S8]*[.R8]" office:value-type="float" office:value="24" calcext:value-type="float">
            <text:p>2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formula="of:=[.S9]*[.R9]"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table:formula="of:=[.S10]*[.R10]" office:value-type="float" office:value="30" calcext:value-type="float">
            <text:p>3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table:formula="of:=[.S11]*[.R11]" office:value-type="float" office:value="56" calcext:value-type="float">
            <text:p>5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56</text:p>
          </table:table-cell>
          <table:table-cell office:value-type="float" office:value="1" calcext:value-type="float">
            <text:p>1</text:p>
          </table:table-cell>
          <table:table-cell table:formula="of:=[.S12]*[.R12]" office:value-type="float" office:value="56" calcext:value-type="float">
            <text:p>5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table:formula="of:=[.S13]*[.R13]" office:value-type="float" office:value="60" calcext:value-type="float">
            <text:p>6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table:formula="of:=[.S14]*[.R14]" office:value-type="float" office:value="56" calcext:value-type="float">
            <text:p>5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table:formula="of:=[.S15]*[.R15]" office:value-type="float" office:value="9" calcext:value-type="float">
            <text:p>9</text:p>
          </table:table-cell>
        </table:table-row>
        <table:table-row table:style-name="ro1">
          <table:table-cell table:number-columns-repeated="19"/>
          <table:table-cell table:style-name="ce3" table:formula="of:=SUM([.T2:.T15])" office:value-type="float" office:value="468" calcext:value-type="float">
            <text:p>468</text:p>
          </table:table-cell>
        </table:table-row>
      </table:table>
      <table:named-expressions/>
      <table:database-ranges>
        <table:database-range table:name="__Anonymous_Sheet_DB__0" table:target-range-address="tab.R1:tab.T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3T17:47:27.047000000</dc:date>
    <meta:editing-duration>PT3M20S</meta:editing-duration>
    <meta:editing-cycles>1</meta:editing-cycles>
    <meta:document-statistic meta:table-count="1" meta:cell-count="93" meta:object-count="0"/>
    <meta:generator>LibreOffice/7.0.0.3$Windows_X86_64 LibreOffice_project/8061b3e9204bef6b321a21033174034a5e2ea88e</meta:generator>
  </office:meta>
</office:document-meta>
</file>